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Normal" style:font-family-generic="swiss" style:font-pitch="variable"/>
    <style:font-face style:name="Courier New" svg:font-family="'Courier New'" style:font-family-generic="modern" style:font-pitch="fixed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a1" style:family="table">
      <style:table-properties style:width="16.999cm" table:align="margins"/>
    </style:style>
    <style:style style:name="Tabla1.A" style:family="table-column">
      <style:table-column-properties style:column-width="16.999cm" style:rel-column-width="65535*"/>
    </style:style>
    <style:style style:name="Tabla1.A1" style:family="table-cell">
      <style:table-cell-properties fo:padding="0.097cm" fo:border="0.05pt solid #000000"/>
    </style:style>
    <style:style style:name="Tabla3" style:family="table">
      <style:table-properties style:width="16.999cm" table:align="margins"/>
    </style:style>
    <style:style style:name="Tabla3.A" style:family="table-column">
      <style:table-column-properties style:column-width="16.999cm" style:rel-column-width="65535*"/>
    </style:style>
    <style:style style:name="Tabla3.A1" style:family="table-cell">
      <style:table-cell-properties fo:padding="0.097cm" fo:border="0.05pt solid #000000"/>
    </style:style>
    <style:style style:name="Tabla2" style:family="table">
      <style:table-properties style:width="16.999cm" table:align="margins"/>
    </style:style>
    <style:style style:name="Tabla2.A" style:family="table-column">
      <style:table-column-properties style:column-width="16.999cm" style:rel-column-width="65535*"/>
    </style:style>
    <style:style style:name="Tabla2.A1" style:family="table-cell">
      <style:table-cell-properties fo:padding="0.097cm" fo:border="0.05pt solid #000000"/>
    </style:style>
    <style:style style:name="Tabla4" style:family="table">
      <style:table-properties style:width="16.999cm" table:align="margins"/>
    </style:style>
    <style:style style:name="Tabla4.A" style:family="table-column">
      <style:table-column-properties style:column-width="16.999cm" style:rel-column-width="65535*"/>
    </style:style>
    <style:style style:name="Tabla4.A1" style:family="table-cell">
      <style:table-cell-properties fo:padding="0.097cm" fo:border="0.05pt solid #000000"/>
    </style:style>
    <style:style style:name="P1" style:family="paragraph" style:parent-style-name="Text_20_body">
      <loext:graphic-properties draw:fill="solid" draw:fill-color="#ffffff" draw:opacity="100%"/>
      <style:paragraph-properties fo:text-align="justify" style:justify-single-word="false" fo:background-color="#ffffff"/>
      <style:text-properties fo:color="#1f2f42" loext:opacity="100%" style:font-name="Arial1" fo:font-size="14pt"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Text_20_body">
      <loext:graphic-properties draw:fill="solid" draw:fill-color="#ffffff" draw:opacity="100%"/>
      <style:paragraph-properties fo:text-align="justify" style:justify-single-word="false" fo:background-color="#ffffff"/>
      <style:text-properties fo:color="#1f2f42" loext:opacity="100%" style:font-name="Arial1" fo:font-size="11pt" fo:font-style="normal" style:text-underline-style="none" fo:font-weight="normal" style:font-weight-asian="normal" style:font-weight-complex="normal"/>
    </style:style>
    <style:style style:name="P3" style:family="paragraph" style:parent-style-name="Text_20_body">
      <loext:graphic-properties draw:fill="solid" draw:fill-color="#ffffff" draw:opacity="100%"/>
      <style:paragraph-properties fo:text-align="justify" style:justify-single-word="false" fo:background-color="#ffffff"/>
      <style:text-properties fo:color="#1f2f42" loext:opacity="100%" style:font-name="Arial1" fo:font-size="11pt" fo:font-style="normal" style:text-underline-style="none" fo:font-weight="normal" style:font-size-asian="11pt" style:font-weight-asian="normal" style:font-size-complex="11pt" style:font-weight-complex="normal"/>
    </style:style>
    <style:style style:name="P4" style:family="paragraph" style:parent-style-name="Text_20_body">
      <loext:graphic-properties draw:fill="solid" draw:fill-color="#ffffff" draw:opacity="100%"/>
      <style:paragraph-properties fo:text-align="justify" style:justify-single-word="false" fo:background-color="#ffffff"/>
      <style:text-properties fo:color="#1f2f42" loext:opacity="100%" style:font-name="Arial" fo:font-size="11pt" fo:font-style="normal" style:text-underline-style="none" fo:font-weight="normal" style:font-size-asian="11pt" style:font-weight-asian="normal" style:font-size-complex="11pt" style:font-weight-complex="normal"/>
    </style:style>
    <style:style style:name="P5" style:family="paragraph" style:parent-style-name="Text_20_body">
      <loext:graphic-properties draw:fill="solid" draw:fill-color="#ffffff" draw:opacity="100%"/>
      <style:paragraph-properties fo:text-align="justify" style:justify-single-word="false" fo:background-color="#ffffff"/>
      <style:text-properties fo:color="#000000" loext:opacity="100%" style:font-name="Arial1" fo:font-size="11pt" fo:font-style="normal" fo:font-weight="normal"/>
    </style:style>
    <style:style style:name="P6" style:family="paragraph" style:parent-style-name="Text_20_body">
      <loext:graphic-properties draw:fill="solid" draw:fill-color="#ffffff" draw:opacity="100%"/>
      <style:paragraph-properties fo:text-align="justify" style:justify-single-word="false" fo:background-color="#ffffff"/>
    </style:style>
    <style:style style:name="P7" style:family="paragraph" style:parent-style-name="Table_20_Contents">
      <style:paragraph-properties fo:text-align="justify" style:justify-single-word="false"/>
    </style:style>
    <style:style style:name="P8" style:family="paragraph" style:parent-style-name="Text_20_body">
      <style:text-properties style:font-name="Arial" fo:font-size="11pt" style:font-size-asian="11pt" style:font-size-complex="11pt"/>
    </style:style>
    <style:style style:name="P9" style:family="paragraph" style:parent-style-name="Standard">
      <style:text-properties style:font-name="Arial" fo:font-size="11pt" style:font-size-asian="11pt" style:font-size-complex="11pt"/>
    </style:style>
    <style:style style:name="P10" style:family="paragraph" style:parent-style-name="Table_20_Contents">
      <style:paragraph-properties fo:text-align="justify" style:justify-single-word="false"/>
      <style:text-properties style:font-name="Arial1" fo:font-size="11pt"/>
    </style:style>
    <style:style style:name="P11" style:family="paragraph" style:parent-style-name="Table_20_Contents">
      <style:paragraph-properties fo:text-align="justify" style:justify-single-word="false"/>
      <style:text-properties style:font-name="Arial1" fo:font-size="9pt" style:font-size-asian="9pt" style:font-size-complex="9pt"/>
    </style:style>
    <style:style style:name="P12" style:family="paragraph" style:parent-style-name="Table_20_Contents">
      <style:paragraph-properties fo:text-align="justify" style:justify-single-word="false"/>
      <style:text-properties style:font-name="Arial1" fo:font-size="9pt" officeooo:paragraph-rsid="00096323" style:font-size-asian="9pt" style:font-size-complex="9pt"/>
    </style:style>
    <style:style style:name="P13" style:family="paragraph" style:parent-style-name="Preformatted_20_Text">
      <style:paragraph-properties fo:margin-top="0cm" fo:margin-bottom="0.499cm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P14" style:family="paragraph" style:parent-style-name="Text_20_body">
      <loext:graphic-properties draw:fill="solid" draw:fill-color="#ffffff" draw:opacity="100%"/>
      <style:paragraph-properties fo:text-align="justify" style:justify-single-word="false" fo:background-color="#ffffff"/>
      <style:text-properties fo:color="#1f2f42" loext:opacity="100%" style:font-name="Arial1" fo:font-size="11pt" fo:font-style="normal" style:text-underline-style="none" fo:font-weight="normal" officeooo:rsid="0009c720" officeooo:paragraph-rsid="0009c720" style:font-weight-asian="normal" style:font-weight-complex="normal"/>
    </style:style>
    <style:style style:name="T1" style:family="text">
      <style:text-properties fo:color="#1f2f42" loext:opacity="100%" style:text-underline-style="none" style:font-weight-asian="normal" style:font-weight-complex="normal"/>
    </style:style>
    <style:style style:name="T2" style:family="text">
      <style:text-properties fo:color="#1f2f42" loext:opacity="100%" style:font-name="Arial1" fo:font-size="11pt" fo:font-style="normal" style:text-underline-style="none" fo:font-weight="normal" style:font-size-asian="11pt" style:font-weight-asian="normal" style:font-size-complex="11pt" style:font-weight-complex="normal"/>
    </style:style>
    <style:style style:name="T3" style:family="text">
      <style:text-properties fo:color="#1f2f42" loext:opacity="100%" style:font-name="Arial" fo:font-size="11pt" fo:font-style="normal" style:text-underline-style="none" fo:font-weight="normal" style:font-size-asian="11pt" style:font-weight-asian="normal" style:font-size-complex="11pt" style:font-weight-complex="normal"/>
    </style:style>
    <style:style style:name="T4" style:family="text">
      <style:text-properties style:text-underline-style="none" style:font-weight-asian="normal" style:font-weight-complex="normal"/>
    </style:style>
    <style:style style:name="T5" style:family="text">
      <style:text-properties fo:color="#000000" loext:opacity="100%" style:font-name="Arial" fo:font-size="11pt" fo:language="es" fo:country="ES" style:text-underline-style="none" style:font-size-asian="11pt" style:font-size-complex="11pt"/>
    </style:style>
    <style:style style:name="T6" style:family="text">
      <style:text-properties fo:color="#000000" loext:opacity="100%" style:font-name="Arial" fo:font-size="11pt" fo:language="es" fo:country="ES" fo:font-weight="bold" style:font-size-asian="11pt" style:font-size-complex="11pt"/>
    </style:style>
    <style:style style:name="T7" style:family="text">
      <style:text-properties fo:color="#000000" loext:opacity="100%" style:font-name="Arial" fo:font-size="11pt" fo:language="es" fo:country="ES" style:font-size-asian="11pt" style:font-size-complex="11pt"/>
    </style:style>
    <style:style style:name="T8" style:family="text">
      <style:text-properties fo:color="#000000" loext:opacity="100%" style:font-name="Arial" fo:font-size="11pt" style:font-size-asian="11pt" style:font-size-complex="11pt"/>
    </style:style>
    <style:style style:name="T9" style:family="text">
      <style:text-properties fo:font-variant="normal" fo:text-transform="none" fo:color="#333333" loext:opacity="100%" style:font-name="Arial" fo:font-size="11pt" fo:letter-spacing="normal" fo:font-style="normal" fo:font-weight="normal" style:font-size-asian="11pt" style:font-size-complex="11pt"/>
    </style:style>
    <style:style style:name="T10" style:family="text">
      <style:text-properties fo:font-variant="normal" fo:text-transform="none" fo:color="#333333" loext:opacity="100%" style:font-name="Arial" fo:font-size="11pt" fo:letter-spacing="normal" fo:font-weight="normal" style:font-size-asian="11pt" style:font-size-complex="11pt"/>
    </style:style>
    <style:style style:name="T11" style:family="text">
      <style:text-properties style:font-name="Arial" fo:font-size="11pt" style:font-size-asian="11pt" style:font-size-complex="11pt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style:style style:name="Sect2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OLETÍN 8</text:p>
      <text:p text:style-name="P5"><text:span text:style-name="T4">1- </text:span><text:span text:style-name="T1">Dado el siguiente XML:</text:span></text:p>
      <text:p text:style-name="P2"/>
      <table:table table:name="Tabla1" table:style-name="Tabla1">
        <table:table-column table:style-name="Tabla1.A"/>
        <table:table-row>
          <table:table-cell table:style-name="Tabla1.A1" office:value-type="string">
            <text:p text:style-name="P10">&lt;cli:cliente&gt;</text:p>
            <text:p text:style-name="P10"><text:s text:c="4"/>&lt;cli:numero_ID&gt;1232654&lt;/cli:numero_ID&gt;</text:p>
            <text:p text:style-name="P10"><text:s text:c="4"/>&lt;cli:nombre&gt;Jorge Ruiz&lt;/cli:nombre&gt;</text:p>
            <text:p text:style-name="P10"><text:s text:c="4"/>&lt;cli:telefono&gt;99999999&lt;/cli:telefono&gt;</text:p>
            <text:p text:style-name="P10"><text:s text:c="4"/>&lt;ped:pedido&gt;</text:p>
            <text:p text:style-name="P10"><text:s text:c="6"/>&lt;ped:numero_ID&gt;6523213&lt;/ped:numero_ID&gt;</text:p>
            <text:p text:style-name="P10"><text:s text:c="6"/>&lt;ped:articulo&gt;Caja de herramientas&lt;/ped:articulo&gt;</text:p>
            <text:p text:style-name="P10"><text:s text:c="6"/>&lt;ped:precio&gt;187,90€&lt;/ped:precio&gt;</text:p>
            <text:p text:style-name="P10"><text:s text:c="4"/>&lt;/ped:pedido&gt;</text:p>
            <text:p text:style-name="P10">&lt;/cli:cliente&gt;</text:p>
            <text:p text:style-name="P10"><text:s text:c="2"/></text:p>
          </table:table-cell>
        </table:table-row>
      </table:table>
      <text:p text:style-name="P2"><text:s text:c="2"/></text:p>
      <text:p text:style-name="P2">Declara los espacios de nombres, representa el simbolo € mediante una entidad <text:s text:c="2"/>y a continuación valida el documento.</text:p>
      <text:p text:style-name="P2"/>
      <text:p text:style-name="P2">&lt;?xml version="1.0" encoding="UTF-8"?&gt;</text:p>
      <text:p text:style-name="P2">&lt;!DOCTYPE cli:cliente [</text:p>
      <text:p text:style-name="P2">&lt;!ELEMENT cli:cliente (cli:numero_ID, cli:nombre, cli:telefono, ped:pedido)&gt;</text:p>
      <text:p text:style-name="P2">&lt;!ELEMENT cli:numero_ID (#PCDATA)&gt;</text:p>
      <text:p text:style-name="P2">&lt;!ELEMENT cli:nombre (#PCDATA)&gt;</text:p>
      <text:p text:style-name="P2">&lt;!ELEMENT cli:telefono (#PCDATA)&gt;</text:p>
      <text:p text:style-name="P2">&lt;!ELEMENT cli:tpedido (#PCDATA)&gt;</text:p>
      <text:p text:style-name="P2">&lt;!ELEMENT ped:pedido (ped:numero_ID, ped:articulo, ped:precio)&gt;</text:p>
      <text:p text:style-name="P2">&lt;!ELEMENT ped:numero_ID (#PCDATA)&gt;</text:p>
      <text:p text:style-name="P2">&lt;!ELEMENT ped:articulo (#PCDATA)&gt;</text:p>
      <text:p text:style-name="P2">&lt;!ELEMENT ped:precio (#PCDATA)&gt;</text:p>
      <text:p text:style-name="P2">&lt;!ATTLIST cli:cliente xmlns:cli CDATA #REQUIRED&gt;</text:p>
      <text:p text:style-name="P2">&lt;!ATTLIST cli:cliente xmlns:ped CDATA #REQUIRED&gt;</text:p>
      <text:p text:style-name="P2">&lt;!ENTITY e "€"&gt;</text:p>
      <text:p text:style-name="P2"><text:s/>]&gt;</text:p>
      <text:p text:style-name="P2"/>
      <text:p text:style-name="P2">&lt;cli:cliente xmlns:cli="http://cliente" xmlns:ped="http//:pedido"&gt;</text:p>
      <text:p text:style-name="P2"><text:s text:c="4"/>&lt;cli:numero_ID&gt;1232654&lt;/cli:numero_ID&gt;</text:p>
      <text:p text:style-name="P2"><text:s text:c="4"/>&lt;cli:nombre&gt;Jorge Ruiz&lt;/cli:nombre&gt;</text:p>
      <text:p text:style-name="P2"><text:s text:c="4"/>&lt;cli:telefono&gt;99999999&lt;/cli:telefono&gt;</text:p>
      <text:p text:style-name="P2"><text:s text:c="4"/>&lt;ped:pedido&gt;</text:p>
      <text:p text:style-name="P2"><text:s text:c="6"/>&lt;ped:numero_ID&gt;6523213&lt;/ped:numero_ID&gt;</text:p>
      <text:p text:style-name="P2"><text:s text:c="6"/>&lt;ped:articulo&gt;Caja de herramientas&lt;/ped:articulo&gt;</text:p>
      <text:p text:style-name="P2"><text:s text:c="6"/>&lt;ped:precio&gt;187,90 &amp;e; &lt;/ped:precio&gt;</text:p>
      <text:p text:style-name="P2"><text:s text:c="4"/>&lt;/ped:pedido&gt;</text:p>
      <text:p text:style-name="P2"><text:soft-page-break/>&lt;/cli:cliente&gt;</text:p>
      <text:p text:style-name="P2"/>
      <text:p text:style-name="P6"><text:span text:style-name="T8">2- </text:span><text:span text:style-name="T6">Android</text:span><text:span text:style-name="T7"> es un </text:span><text:a xlink:type="simple" xlink:href="http://es.wikipedia.org/wiki/Sistema_operativo" text:style-name="Internet_20_link" text:visited-style-name="Visited_20_Internet_20_Link"><text:span text:style-name="T5">sistema operativo</text:span></text:a><text:span text:style-name="T7"> diseñado principalmente para </text:span><text:a xlink:type="simple" xlink:href="http://es.wikipedia.org/wiki/Dispositivo_móvil" text:style-name="Internet_20_link" text:visited-style-name="Visited_20_Internet_20_Link"><text:span text:style-name="T5">dispositivos móviles</text:span></text:a><text:span text:style-name="T7"> <text:s/>como teléfonos <text:s/>inteligentes o tabletas y también <text:s/>para relojes inteligentes, televisores y automoviles. Android </text:span><text:span text:style-name="T8">emplea “las vistas” para mostrar los elementos. El siguiente XML es un ejemplo de <text:s/>vistas (diseño simple LinearVertical) . Realiza un DTD interno y comprueba que es válido.</text:span></text:p>
      <table:table table:name="Tabla3" table:style-name="Tabla3">
        <table:table-column table:style-name="Tabla3.A"/>
        <table:table-row>
          <table:table-cell table:style-name="Tabla3.A1" office:value-type="string">
            <text:p text:style-name="P7">&lt;?xml version="1.0" encoding="UTF-8"?&gt;</text:p>
            <text:p text:style-name="P7">&lt;LinearLayout xmlns:android="http://schemas.android.com/apk/res/android"</text:p>
            <text:p text:style-name="P7"><text:s text:c="4"/>android:orientation="vertical"</text:p>
            <text:p text:style-name="P7"><text:s text:c="4"/>android:layout_width="fill_parent"</text:p>
            <text:p text:style-name="P7"><text:s text:c="4"/>android:layout_height="fill_parent"</text:p>
            <text:p text:style-name="P7"><text:s text:c="4"/>&gt;</text:p>
            <text:p text:style-name="P7">&lt;TextView <text:s/></text:p>
            <text:p text:style-name="P7"><text:s text:c="4"/>android:layout_width="fill_parent" </text:p>
            <text:p text:style-name="P7"><text:s text:c="4"/>android:layout_height="wrap_content" </text:p>
            <text:p text:style-name="P7"><text:s text:c="4"/>android:text="Activity 1!"</text:p>
            <text:p text:style-name="P7"><text:s text:c="4"/>/&gt;</text:p>
            <text:p text:style-name="P7">&lt;TextView <text:s/></text:p>
            <text:p text:style-name="P7"><text:s text:c="4"/>android:layout_width="fill_parent" </text:p>
            <text:p text:style-name="P7"><text:s text:c="4"/>android:layout_height="wrap_content" </text:p>
            <text:p text:style-name="P7"><text:s text:c="4"/>android:text="Activity 1, second text view!"</text:p>
            <text:p text:style-name="P7"><text:s text:c="4"/>/&gt;</text:p>
            <text:p text:style-name="P7">&lt;Button</text:p>
            <text:p text:style-name="P7"><text:s text:c="4"/>android:layout_width="wrap_content" </text:p>
            <text:p text:style-name="P7"><text:s text:c="4"/>android:layout_height="wrap_content" </text:p>
            <text:p text:style-name="P7"><text:s text:c="4"/>android:text="Switch To Activity 2"</text:p>
            <text:p text:style-name="P7"><text:tab/>id="@+id/switchto2"</text:p>
            <text:p text:style-name="P7"><text:s text:c="4"/>/&gt; <text:s text:c="3"/></text:p>
            <text:p text:style-name="P7">&lt;/LinearLayout&gt;</text:p>
          </table:table-cell>
        </table:table-row>
      </table:table>
      <text:p text:style-name="P6"/>
      <text:section text:style-name="Sect1" text:name="ibm-top">
        <text:section text:style-name="Sect1" text:name="ibm-access-cntr">
          <text:p text:style-name="P9">&lt;?xml version="1.0" encoding="UTF-8"?&gt;</text:p>
          <text:p text:style-name="P9">&lt;!DOCTYPE LinearLayout [</text:p>
          <text:p text:style-name="P9">&lt;!ELEMENT LinearLayout (TextView*, Button)&gt;</text:p>
          <text:p text:style-name="P9">&lt;!ELEMENT TextView EMPTY&gt;</text:p>
          <text:p text:style-name="P9">&lt;!ELEMENT Button EMPTY&gt;</text:p>
          <text:p text:style-name="P9"/>
          <text:p text:style-name="P9">&lt;!ATTLIST LinearLayout xmlns:android CDATA #REQUIRED&gt;</text:p>
          <text:p text:style-name="P9">&lt;!ATTLIST LinearLayout android:orientation CDATA #REQUIRED&gt;</text:p>
          <text:p text:style-name="P9">&lt;!ATTLIST LinearLayout android:layout_width CDATA #REQUIRED&gt;</text:p>
          <text:p text:style-name="P9">&lt;!ATTLIST LinearLayout android:layout_height CDATA #REQUIRED&gt;</text:p>
          <text:p text:style-name="P9"/>
          <text:p text:style-name="P9">&lt;!ATTLIST TextView android:layout_width CDATA #REQUIRED&gt;</text:p>
          <text:p text:style-name="P9">&lt;!ATTLIST TextView android:layout_height CDATA #REQUIRED&gt;</text:p>
          <text:p text:style-name="P9">&lt;!ATTLIST TextView android:text CDATA #REQUIRED&gt;</text:p>
          <text:p text:style-name="P9"/>
          <text:p text:style-name="P9">&lt;!ATTLIST Button android:layout_width CDATA #REQUIRED&gt;</text:p>
          <text:p text:style-name="P9">&lt;!ATTLIST Button android:layout_height CDATA #REQUIRED&gt;</text:p>
          <text:p text:style-name="P9">&lt;!ATTLIST Button android:text CDATA #REQUIRED&gt;</text:p>
          <text:p text:style-name="P9">&lt;!ATTLIST Button id CDATA #REQUIRED&gt;</text:p>
          <text:p text:style-name="P9"><text:s/>]&gt;</text:p>
          <text:p text:style-name="P9"/>
          <text:p text:style-name="P9">&lt;LinearLayout xmlns:android="http://schemas.android.com/apk/res/android"</text:p>
          <text:p text:style-name="P9"><text:s text:c="4"/>android:orientation="vertical"</text:p>
          <text:p text:style-name="P9"><text:s text:c="4"/>android:layout_width="fill_parent"</text:p>
          <text:p text:style-name="P9"><text:soft-page-break/><text:s text:c="4"/>android:layout_height="fill_parent"</text:p>
          <text:p text:style-name="P9"><text:s text:c="4"/>&gt;</text:p>
          <text:p text:style-name="P9">&lt;TextView</text:p>
          <text:p text:style-name="P9"><text:s text:c="4"/>android:layout_width="fill_parent" </text:p>
          <text:p text:style-name="P9"><text:s text:c="4"/>android:layout_height="wrap_content" </text:p>
          <text:p text:style-name="P9"><text:s text:c="4"/>android:text="Activity 1!"</text:p>
          <text:p text:style-name="P9"><text:s text:c="4"/>/&gt;</text:p>
          <text:p text:style-name="P9">&lt;TextView</text:p>
          <text:p text:style-name="P9"><text:s text:c="4"/>android:layout_width="fill_parent" </text:p>
          <text:p text:style-name="P9"><text:s text:c="4"/>android:layout_height="wrap_content" </text:p>
          <text:p text:style-name="P9"><text:s text:c="4"/>android:text="Activity 1, second text view!"</text:p>
          <text:p text:style-name="P9"><text:s text:c="4"/>/&gt;</text:p>
          <text:p text:style-name="P9">&lt;Button</text:p>
          <text:p text:style-name="P9"><text:s text:c="4"/>android:layout_width="wrap_content" </text:p>
          <text:p text:style-name="P9"><text:s text:c="4"/>android:layout_height="wrap_content" </text:p>
          <text:p text:style-name="P9"><text:s text:c="4"/>android:text="Switch To Activity 2"</text:p>
          <text:p text:style-name="P9"><text:tab/> <text:s/>id="@+id/switchto2"</text:p>
          <text:p text:style-name="P9"><text:s text:c="4"/>/&gt;</text:p>
          <text:p text:style-name="P9">&lt;/LinearLayout&gt;</text:p>
          <text:p text:style-name="P9"/>
          <text:p text:style-name="P9"/>
          <text:p text:style-name="P9"/>
          <text:p text:style-name="P9"/>
          <text:section text:style-name="Sect1" text:name="ibm-pcon">
            <text:section text:style-name="Sect1" text:name="ibm-content">
              <text:section text:style-name="Sect1" text:name="ibm-content-body">
                <text:section text:style-name="Sect1" text:name="ibm-content-main">
                  <text:p text:style-name="P8">3- El archivo <text:s/>XML que se muestra a continuación <text:s/>representa al descriptor del despliegue para una aplicación Android.. Realiza la correspondiente validación.</text:p>
                  <table:table table:name="Tabla2" table:style-name="Tabla2">
                    <table:table-column table:style-name="Tabla2.A"/>
                    <table:table-row>
                      <table:table-cell table:style-name="Tabla2.A1" office:value-type="string">
                        <text:p text:style-name="Preformatted_20_Text">&lt;?xml version="1.0" encoding="utf-8"?&gt;</text:p>
                        <text:p text:style-name="Preformatted_20_Text">&lt;manifest xmlns:android="http://schemas.android.com/apk/res/android"</text:p>
                        <text:p text:style-name="Preformatted_20_Text"><text:s text:c="4"/>package="com.msi.ibmtutorial"&gt;</text:p>
                        <text:p text:style-name="Preformatted_20_Text"><text:s text:c="4"/>&lt;application android:icon="@drawable/icon"&gt;</text:p>
                        <text:p text:style-name="Preformatted_20_Text"><text:s text:c="8"/>&lt;activity class=".SaySomething" android:label="@string/app_name"&gt;</text:p>
                        <text:p text:style-name="Preformatted_20_Text"><text:s text:c="12"/>&lt;intent-filter&gt;</text:p>
                        <text:p text:style-name="Preformatted_20_Text"><text:s text:c="16"/>&lt;action android:value="android.intent.action.MAIN" /&gt;</text:p>
                        <text:p text:style-name="Preformatted_20_Text"><text:s text:c="16"/>&lt;category android:value="android.intent.category.LAUNCHER" /&gt;</text:p>
                        <text:p text:style-name="Preformatted_20_Text"><text:s text:c="12"/>&lt;/intent-filter&gt;</text:p>
                        <text:p text:style-name="Preformatted_20_Text"><text:s text:c="8"/>&lt;/activity&gt;</text:p>
                        <text:p text:style-name="Preformatted_20_Text"><text:s text:c="4"/>&lt;/application&gt;</text:p>
                        <text:p text:style-name="P13">&lt;/manifest&gt;</text:p>
                      </table:table-cell>
                    </table:table-row>
                  </table:table>
                  <text:p text:style-name="Preformatted_20_Text">&lt;?xml version="1.0" encoding="UTF-8"?&gt;</text:p>
                  <text:p text:style-name="Preformatted_20_Text">&lt;!DOCTYPE manifest [</text:p>
                  <text:p text:style-name="Preformatted_20_Text">&lt;!ELEMENT manifest (application)&gt;</text:p>
                  <text:p text:style-name="Preformatted_20_Text">&lt;!ELEMENT application (activity)&gt;</text:p>
                  <text:p text:style-name="Preformatted_20_Text">&lt;!ELEMENT activity (intent-filter)&gt;</text:p>
                  <text:p text:style-name="Preformatted_20_Text">&lt;!ELEMENT intent-filter (action, category)&gt;</text:p>
                  <text:p text:style-name="Preformatted_20_Text">&lt;!ELEMENT action EMPTY&gt;</text:p>
                  <text:p text:style-name="Preformatted_20_Text">&lt;!ELEMENT category EMPTY&gt;</text:p>
                  <text:p text:style-name="Preformatted_20_Text"/>
                  <text:p text:style-name="Preformatted_20_Text">&lt;!ATTLIST manifest xmlns:android CDATA #REQUIRED&gt;</text:p>
                  <text:p text:style-name="Preformatted_20_Text">&lt;!ATTLIST manifest package CDATA #REQUIRED&gt;</text:p>
                  <text:p text:style-name="Preformatted_20_Text"/>
                  <text:p text:style-name="Preformatted_20_Text">&lt;!ATTLIST application android:icon CDATA #REQUIRED&gt;</text:p>
                  <text:p text:style-name="Preformatted_20_Text">&lt;!ATTLIST activity class CDATA #REQUIRED&gt;</text:p>
                  <text:p text:style-name="Preformatted_20_Text">&lt;!ATTLIST activity android:label CDATA #REQUIRED&gt;</text:p>
                  <text:p text:style-name="Preformatted_20_Text">&lt;!ATTLIST action android:value CDATA #REQUIRED&gt;</text:p>
                  <text:p text:style-name="Preformatted_20_Text">&lt;!ATTLIST category android:value CDATA #REQUIRED&gt;</text:p>
                  <text:p text:style-name="Preformatted_20_Text"/>
                  <text:p text:style-name="Preformatted_20_Text"><text:s/>]&gt;</text:p>
                  <text:p text:style-name="Preformatted_20_Text"/>
                  <text:p text:style-name="Preformatted_20_Text">&lt;manifest xmlns:android="http://schemas.android.com/apk/res/android"</text:p>
                  <text:p text:style-name="Preformatted_20_Text"><text:s text:c="4"/>package="com.msi.ibmtutorial"&gt;</text:p>
                  <text:p text:style-name="Preformatted_20_Text"><text:soft-page-break/><text:s text:c="4"/>&lt;application android:icon="@drawable/icon"&gt;</text:p>
                  <text:p text:style-name="Preformatted_20_Text"><text:s text:c="8"/>&lt;activity class=".SaySomething" android:label="@string/app_name"&gt;</text:p>
                  <text:p text:style-name="Preformatted_20_Text"><text:s text:c="12"/>&lt;intent-filter&gt;</text:p>
                  <text:p text:style-name="Preformatted_20_Text"><text:s text:c="16"/>&lt;action android:value="android.intent.action.MAIN" /&gt;</text:p>
                  <text:p text:style-name="Preformatted_20_Text"><text:s text:c="16"/>&lt;category android:value="android.intent.category.LAUNCHER" /&gt;</text:p>
                  <text:p text:style-name="Preformatted_20_Text"><text:s text:c="12"/>&lt;/intent-filter&gt;</text:p>
                  <text:p text:style-name="Preformatted_20_Text"><text:s text:c="8"/>&lt;/activity&gt;</text:p>
                  <text:p text:style-name="Preformatted_20_Text"><text:s text:c="4"/>&lt;/application&gt;</text:p>
                  <text:p text:style-name="Preformatted_20_Text">&lt;/manifest&gt;</text:p>
                </text:section>
              </text:section>
            </text:section>
          </text:section>
        </text:section>
      </text:section>
      <text:p text:style-name="P4"/>
      <text:p text:style-name="P6"><text:span text:style-name="T3">4- El siguiente XML crea una aplicación para Android, </text:span><text:span text:style-name="T9">donde podemos ver tres elementos: </text:span><text:span text:style-name="Emphasis"><text:span text:style-name="T10">TextView </text:span></text:span><text:span text:style-name="T9">(objeto para mostrar texto), <text:s/></text:span><text:span text:style-name="Emphasis"><text:span text:style-name="T10">EditText </text:span></text:span><text:span text:style-name="T9">(caja de entrada de texto) y </text:span><text:span text:style-name="Emphasis"><text:span text:style-name="T10">Button </text:span></text:span><text:span text:style-name="T9">(botón).</text:span><text:span text:style-name="T11"> </text:span><text:span text:style-name="T2"><text:s text:c="2"/>Realiza un DTD externo y comprueba que es válido.</text:span></text:p>
      <text:p text:style-name="P3"/>
      <table:table table:name="Tabla4" table:style-name="Tabla4">
        <table:table-column table:style-name="Tabla4.A"/>
        <table:table-row>
          <table:table-cell table:style-name="Tabla4.A1" office:value-type="string">
            <text:section text:style-name="Sect2" text:name="Sección1">
              <text:p text:style-name="P11">&lt;?xml version="1.0" encoding="UTF-8"?&gt;</text:p>
              <text:p text:style-name="P11">&lt;RelativeLayout xmlns:android="<text:a xlink:type="simple" xlink:href="http://schemas.android.com/apk/res/" text:style-name="Internet_20_link" text:visited-style-name="Visited_20_Internet_20_Link">http://schemas.android.com/apk/res/</text:a></text:p>
              <text:p text:style-name="P11">android"</text:p>
              <text:p text:style-name="P11">android:layout_width="fill_parent"</text:p>
              <text:p text:style-name="P11">android:layout_height="fill_parent"&gt;</text:p>
              <text:p text:style-name="P11">&lt;EditText</text:p>
              <text:p text:style-name="P11">android:id="@+id/op_a"</text:p>
              <text:p text:style-name="P11">android:layout_width="fill_parent"</text:p>
              <text:p text:style-name="P11">android:layout_height="wrap_content"</text:p>
              <text:p text:style-name="P11">android:background="@android:drawable/editbox_background"</text:p>
              <text:p text:style-name="P11">android:layout_below="@id/label_a"/&gt;</text:p>
              <text:p text:style-name="P11"/>
              <text:p text:style-name="P11">&lt;TextView</text:p>
              <text:p text:style-name="P11">android:id="@+id/label_b"</text:p>
              <text:p text:style-name="P11">android:layout_width="fill_parent"</text:p>
              <text:p text:style-name="P11">android:layout_height="wrap_content"</text:p>
              <text:p text:style-name="P11">android:layout_below="@id/op_a"</text:p>
              <text:p text:style-name="P11">android:text="Operando B:"/&gt;</text:p>
              <text:p text:style-name="P11">&lt;EditText</text:p>
              <text:p text:style-name="P11">android:id="@+id/op_b"</text:p>
              <text:p text:style-name="P11">android:layout_width="fill_parent"</text:p>
              <text:p text:style-name="P11">android:layout_height="wrap_content"</text:p>
              <text:p text:style-name="P11">android:background="@android:drawable/editbox_background"</text:p>
              <text:p text:style-name="P11">android:layout_below="@id/label_b"/&gt;</text:p>
              <text:p text:style-name="P11"><text:s text:c="2"/>&lt;Button</text:p>
              <text:p text:style-name="P11">android:id="@+id/sumar"</text:p>
              <text:p text:style-name="P11">android:layout_width="wrap_content"</text:p>
              <text:p text:style-name="P11">android:layout_height="wrap_content"</text:p>
              <text:p text:style-name="P11">android:layout_below="@id/op_b"</text:p>
              <text:p text:style-name="P11">android:layout_alignParentLeft="true"</text:p>
              <text:p text:style-name="P11">android:onClick="cSumar"</text:p>
              <text:p text:style-name="P11">android:text="+"/&gt;</text:p>
              <text:p text:style-name="P11"><text:s text:c="2"/>&lt;Button</text:p>
              <text:p text:style-name="P11">android:id="@+id/restar" <text:s text:c="2"/></text:p>
              <text:p text:style-name="P11">android:layout_width="wrap_content"</text:p>
              <text:p text:style-name="P11">android:layout_height="wrap_content"</text:p>
              <text:p text:style-name="P11">android:layout_toRightOf="@id/sumar"</text:p>
              <text:p text:style-name="P11">android:layout_alignTop="@id/sumar"</text:p>
              <text:p text:style-name="P11">android:onClick="cRestar"</text:p>
              <text:p text:style-name="P11">android:text="-"/&gt;</text:p>
              <text:p text:style-name="P11">&lt;Button</text:p>
              <text:p text:style-name="P11">android:id="@+id/multiplicar" <text:s/></text:p>
              <text:p text:style-name="P11">android:layout_width="wrap_content"</text:p>
              <text:p text:style-name="P11">android:layout_height="wrap_content"</text:p>
              <text:p text:style-name="P11">android:layout_toRightOf="@id/restar"</text:p>
              <text:p text:style-name="P11">android:layout_alignTop="@id/restar"</text:p>
              <text:p text:style-name="P11">android:onClick="cMultiplicar"</text:p>
              <text:p text:style-name="P11">android:text="*" /&gt;</text:p>
              <text:p text:style-name="P11">&lt;Button</text:p>
              <text:p text:style-name="P11">android:id="@+id/dividir" <text:s text:c="2"/></text:p>
              <text:p text:style-name="P11">android:layout_width="wrap_content"</text:p>
              <text:p text:style-name="P11">android:layout_height="wrap_content"</text:p>
              <text:p text:style-name="P11">android:layout_toRightOf="@id/multiplicar"</text:p>
              <text:p text:style-name="P11">android:layout_alignTop="@id/sumar"</text:p>
              <text:p text:style-name="P11">android:onClick="cDividir"</text:p>
              <text:p text:style-name="P11">android:text="/"/&gt; <text:s/></text:p>
              <text:p text:style-name="P11">&lt;TextView</text:p>
              <text:p text:style-name="P11">android:id="@+id/texto_resultado"</text:p>
              <text:p text:style-name="P11">android:layout_width="fill_parent"</text:p>
              <text:p text:style-name="P11">android:layout_height="wrap_content"</text:p>
              <text:p text:style-name="P11">android:layout_below="@id/dividir"</text:p>
              <text:p text:style-name="P11">android:text="Resultado:"/&gt;</text:p>
              <text:p text:style-name="P11">&lt;TextView</text:p>
              <text:p text:style-name="P11">android:id="@+id/resultado"</text:p>
              <text:p text:style-name="P11">android:layout_width="fill_parent"</text:p>
              <text:p text:style-name="P11">android:layout_height="wrap_content"</text:p>
              <text:p text:style-name="P11">android:layout_below="@id/texto_resultado"</text:p>
              <text:p text:style-name="P11">android:text="Realice operación para obtener resultado"/&gt;</text:p>
              <text:p text:style-name="P12">&lt;/RelativeLayout&gt;</text:p>
            </text:section>
          </table:table-cell>
        </table:table-row>
      </table:table>
      <text:p text:style-name="P2"/>
      <text:p text:style-name="P14">DOCUMENTO XML: </text:p>
      <text:p text:style-name="P14">&lt;?xml version="1.0" encoding="UTF-8"?&gt;</text:p>
      <text:p text:style-name="P14"/>
      <text:p text:style-name="P14">&lt;!DOCTYPE RelativeLayout SYSTEM "/home/dam1/validacionBoletin8.dtd"&gt;</text:p>
      <text:p text:style-name="P14"/>
      <text:p text:style-name="P14">&lt;RelativeLayout xmlns:android="http://schemas.android.com/apk/res/</text:p>
      <text:p text:style-name="P14">android"</text:p>
      <text:p text:style-name="P14">android:layout_width="fill_parent"</text:p>
      <text:p text:style-name="P14">android:layout_height="fill_parent"&gt;</text:p>
      <text:p text:style-name="P14"><text:soft-page-break/>&lt;EditText</text:p>
      <text:p text:style-name="P14">android:id="@+id/op_a"</text:p>
      <text:p text:style-name="P14">android:layout_width="fill_parent"</text:p>
      <text:p text:style-name="P14">android:layout_height="wrap_content"</text:p>
      <text:p text:style-name="P14">android:background="@android:drawable/editbox_background"</text:p>
      <text:p text:style-name="P14">android:layout_below="@id/label_a"/&gt;</text:p>
      <text:p text:style-name="P14"/>
      <text:p text:style-name="P14">&lt;TextView</text:p>
      <text:p text:style-name="P14">android:id="@+id/label_b"</text:p>
      <text:p text:style-name="P14">android:layout_width="fill_parent"</text:p>
      <text:p text:style-name="P14">android:layout_height="wrap_content"</text:p>
      <text:p text:style-name="P14">android:layout_below="@id/op_a"</text:p>
      <text:p text:style-name="P14">android:text="Operando B:"/&gt;</text:p>
      <text:p text:style-name="P14">&lt;EditText</text:p>
      <text:p text:style-name="P14">android:id="@+id/op_b"</text:p>
      <text:p text:style-name="P14">android:layout_width="fill_parent"</text:p>
      <text:p text:style-name="P14">android:layout_height="wrap_content"</text:p>
      <text:p text:style-name="P14">android:background="@android:drawable/editbox_background"</text:p>
      <text:p text:style-name="P14">android:layout_below="@id/label_b"/&gt;</text:p>
      <text:p text:style-name="P14"><text:s text:c="2"/>&lt;Button</text:p>
      <text:p text:style-name="P14">android:id="@+id/sumar"</text:p>
      <text:p text:style-name="P14">android:layout_width="wrap_content"</text:p>
      <text:p text:style-name="P14">android:layout_height="wrap_content"</text:p>
      <text:p text:style-name="P14">android:layout_below="@id/op_b"</text:p>
      <text:p text:style-name="P14">android:layout_alignParentLeft="true"</text:p>
      <text:p text:style-name="P14">android:onClick="cSumar"</text:p>
      <text:p text:style-name="P14">android:text="+"/&gt;</text:p>
      <text:p text:style-name="P14"><text:s text:c="2"/>&lt;Button</text:p>
      <text:p text:style-name="P14">android:id="@+id/restar" <text:s text:c="2"/></text:p>
      <text:p text:style-name="P14">android:layout_width="wrap_content"</text:p>
      <text:p text:style-name="P14">android:layout_height="wrap_content"</text:p>
      <text:p text:style-name="P14">android:layout_toRightOf="@id/sumar"</text:p>
      <text:p text:style-name="P14">android:layout_alignTop="@id/sumar"</text:p>
      <text:p text:style-name="P14">android:onClick="cRestar"</text:p>
      <text:p text:style-name="P14">android:text="-"/&gt;</text:p>
      <text:p text:style-name="P14">&lt;Button</text:p>
      <text:p text:style-name="P14">android:id="@+id/multiplicar" <text:s/></text:p>
      <text:p text:style-name="P14">android:layout_width="wrap_content"</text:p>
      <text:p text:style-name="P14">android:layout_height="wrap_content"</text:p>
      <text:p text:style-name="P14">android:layout_toRightOf="@id/restar"</text:p>
      <text:p text:style-name="P14"><text:soft-page-break/>android:layout_alignTop="@id/restar"</text:p>
      <text:p text:style-name="P14">android:onClick="cMultiplicar"</text:p>
      <text:p text:style-name="P14">android:text="*" /&gt;</text:p>
      <text:p text:style-name="P14">&lt;Button</text:p>
      <text:p text:style-name="P14">android:id="@+id/dividir" <text:s text:c="2"/></text:p>
      <text:p text:style-name="P14">android:layout_width="wrap_content"</text:p>
      <text:p text:style-name="P14">android:layout_height="wrap_content"</text:p>
      <text:p text:style-name="P14">android:layout_toRightOf="@id/multiplicar"</text:p>
      <text:p text:style-name="P14">android:layout_alignTop="@id/sumar"</text:p>
      <text:p text:style-name="P14">android:onClick="cDividir"</text:p>
      <text:p text:style-name="P14">android:text="/"/&gt; <text:s/></text:p>
      <text:p text:style-name="P14">&lt;TextView</text:p>
      <text:p text:style-name="P14">android:id="@+id/texto_resultado"</text:p>
      <text:p text:style-name="P14">android:layout_width="fill_parent"</text:p>
      <text:p text:style-name="P14">android:layout_height="wrap_content"</text:p>
      <text:p text:style-name="P14">android:layout_below="@id/dividir"</text:p>
      <text:p text:style-name="P14">android:text="Resultado:"/&gt;</text:p>
      <text:p text:style-name="P14">&lt;TextView</text:p>
      <text:p text:style-name="P14">android:id="@+id/resultado"</text:p>
      <text:p text:style-name="P14">android:layout_width="fill_parent"</text:p>
      <text:p text:style-name="P14">android:layout_height="wrap_content"</text:p>
      <text:p text:style-name="P14">android:layout_below="@id/texto_resultado"</text:p>
      <text:p text:style-name="P14">android:text="Realice operación para obtener resultado"/&gt;</text:p>
      <text:p text:style-name="P14">&lt;/RelativeLayout&gt;</text:p>
      <text:p text:style-name="P14"/>
      <text:p text:style-name="P14">DOCUMENTO DTD EXTERNO:</text:p>
      <text:p text:style-name="P14">&lt;!ELEMENT RelativeLayout ((EditText | TextView | Button)*)&gt;</text:p>
      <text:p text:style-name="P14">&lt;!ELEMENT EditText (#PCDATA)&gt;</text:p>
      <text:p text:style-name="P14">&lt;!ELEMENT TextView (#PCDATA)&gt;</text:p>
      <text:p text:style-name="P14">&lt;!ELEMENT Button (#PCDATA)&gt;</text:p>
      <text:p text:style-name="P14"/>
      <text:p text:style-name="P14">&lt;!ATTLIST RelativeLayout xmlns:android CDATA #REQUIRED&gt;</text:p>
      <text:p text:style-name="P14">&lt;!ATTLIST RelativeLayout android:layout_width CDATA #REQUIRED&gt;</text:p>
      <text:p text:style-name="P14">&lt;!ATTLIST RelativeLayout android:layout_height CDATA #REQUIRED&gt;</text:p>
      <text:p text:style-name="P14"/>
      <text:p text:style-name="P14">&lt;!ATTLIST EditText android:id CDATA #REQUIRED&gt;</text:p>
      <text:p text:style-name="P14">&lt;!ATTLIST EditText android:layout_width CDATA #REQUIRED&gt;</text:p>
      <text:p text:style-name="P14">&lt;!ATTLIST EditText android:layout_height CDATA #REQUIRED&gt;</text:p>
      <text:p text:style-name="P14">&lt;!ATTLIST EditText android:background CDATA #REQUIRED&gt;</text:p>
      <text:p text:style-name="P14">&lt;!ATTLIST EditText android:layout_below CDATA #REQUIRED&gt;</text:p>
      <text:p text:style-name="P14"><text:soft-page-break/></text:p>
      <text:p text:style-name="P14">&lt;!ATTLIST TextView android:id CDATA #REQUIRED&gt;</text:p>
      <text:p text:style-name="P14">&lt;!ATTLIST TextView android:layout_width CDATA #REQUIRED&gt;</text:p>
      <text:p text:style-name="P14">&lt;!ATTLIST TextView android:layout_height CDATA #REQUIRED&gt;</text:p>
      <text:p text:style-name="P14">&lt;!ATTLIST TextView android:layout_below CDATA #REQUIRED&gt;</text:p>
      <text:p text:style-name="P14">&lt;!ATTLIST TextView android:text CDATA #REQUIRED&gt;</text:p>
      <text:p text:style-name="P14"/>
      <text:p text:style-name="P14">&lt;!ATTLIST Button android:id CDATA #REQUIRED&gt;</text:p>
      <text:p text:style-name="P14">&lt;!ATTLIST Button android:layout_width CDATA #REQUIRED&gt;</text:p>
      <text:p text:style-name="P14">&lt;!ATTLIST Button android:layout_height CDATA #REQUIRED&gt;</text:p>
      <text:p text:style-name="P14">&lt;!ATTLIST Button android:layout_below CDATA #IMPLIED&gt;</text:p>
      <text:p text:style-name="P14">&lt;!ATTLIST Button android:layout_toRightOf CDATA #IMPLIED&gt;</text:p>
      <text:p text:style-name="P14">&lt;!ATTLIST Button android:layout_alignParentLeft CDATA #IMPLIED&gt;</text:p>
      <text:p text:style-name="P14">&lt;!ATTLIST Button android:layout_alignTop CDATA #IMPLIED&gt;</text:p>
      <text:p text:style-name="P14">&lt;!ATTLIST Button android:onClick CDATA #REQUIRED&gt;</text:p>
      <text:p text:style-name="P14">&lt;!ATTLIST Button android:text CDATA #REQUIRED&gt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Normal" style:font-family-generic="swiss" style:font-pitch="variable"/>
    <style:font-face style:name="Courier New" svg:font-family="'Courier New'" style:font-family-generic="modern" style:font-pitch="fixed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font-name-asian="Arial Unicode MS" style:font-size-asian="12pt" style:language-asian="en" style:country-asian="US" style:font-name-complex="Tahoma1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font-name-asian="Arial Unicode MS" style:font-size-asian="12pt" style:language-asian="en" style:country-asian="US" style:font-name-complex="Tahoma1" style:font-size-complex="12pt" style:language-complex="en" style:country-complex="US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family="'Times New Roman'" style:font-family-generic="roman" style:font-pitch="variable" fo:font-size="10pt" fo:font-weight="bold" style:font-name-asian="Arial Unicode MS" style:font-family-asian="'Arial Unicode MS'" style:font-family-generic-asian="system" style:font-pitch-asian="variable" style:font-size-asian="10pt" style:font-weight-asian="bold" style:font-name-complex="Tahoma1" style:font-family-complex="Tahoma" style:font-family-generic-complex="system" style:font-pitch-complex="variable" style:font-size-complex="10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6.2$Linux_X86_64 LibreOffice_project/30$Build-2</meta:generator>
    <meta:initial-creator>a</meta:initial-creator>
    <meta:creation-date>2010-09-13T17:42:35</meta:creation-date>
    <dc:date>2022-10-17T13:03:20.440899167</dc:date>
    <meta:print-date>2014-10-24T17:11:58.10</meta:print-date>
    <dc:language>es-ES</dc:language>
    <meta:editing-cycles>17</meta:editing-cycles>
    <meta:editing-duration>PT2H58M4S</meta:editing-duration>
    <meta:printed-by>e e</meta:printed-by>
    <meta:document-statistic meta:table-count="4" meta:image-count="0" meta:object-count="0" meta:page-count="7" meta:paragraph-count="309" meta:word-count="747" meta:character-count="11234" meta:non-whitespace-character-count="10351"/>
    <meta:user-defined meta:name="Info 1"/>
    <meta:user-defined meta:name="Info 2"/>
    <meta:user-defined meta:name="Info 3"/>
    <meta:user-defined meta:name="Info 4"/>
  </office:meta>
</office:document-meta>
</file>